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9cc" officeooo:paragraph-rsid="0003f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de prueb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7:38:09.997095327</meta:creation-date>
    <dc:date>2023-08-28T17:38:30.735873418</dc:date>
    <meta:editing-duration>PT21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7.3.7.2$Linux_X86_64 LibreOffice_project/30$Build-2</meta:generator>
  </office:meta>
</office:document-meta>
</file>